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SK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K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65" calcext:value-type="float">
            <text:p>2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8" calcext:value-type="float">
            <text:p>118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5" calcext:value-type="float">
            <text:p>20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7" calcext:value-type="float">
            <text:p>17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82" calcext:value-type="float">
            <text:p>3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79" calcext:value-type="float">
            <text:p>27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252" calcext:value-type="float">
            <text:p>25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SK_20_Counts" style:display-name="PageStyle_TSK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editing-cycles>1</meta:editing-cycles>
    <meta:creation-date>2016-07-04T06:30:50</meta:creation-date>
    <dc:date>2017-05-29T09:45:52</dc:date>
    <dc:language>de-DE</dc:language>
    <meta:editing-duration>P0D</meta:editing-duration>
    <meta:generator>LibreOffice/6.0.0.2$Windows_X86_64 LibreOffice_project/06b618bb6f431d27fd2def25aa19c833e29b61cd</meta:generator>
    <meta:document-statistic meta:table-count="1" meta:cell-count="11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